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MatchConfigurer.preferPathMatc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MatchConfigurer.getPathMatcherOrDefaul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MatchConfigurer.getPatternParserOrDefaul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MatchConfigurer.setUseSuffixPatternMatch( @ Nullable Boolean suffixPatternM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MatchConfigurer.getUrlPathHelperOrDefaul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MatchConfigurer.isUseSuffixPatter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MatchConfigurer.setUseTrailingSlashMatch( Boolean trailingSlash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MatchConfigurer.addPathPrefix( String prefix , Predicate &lt; Class &lt; ? &gt; &gt; predic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MatchConfigurer.setPatternParser( @ Nullable PathPatternParser pattern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MatchConfigurer.setUrlPathHelper( UrlPathHelper urlPath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MatchConfigurer.isUseTrailingSlash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MatchConfigurer.isUseRegisteredSuffixPatter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MatchConfigurer.getPath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MatchConfigurer.getPattern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MatchConfigurer.setUseRegisteredSuffixPatternMatch( @ Nullable Boolean registeredSuffixPatternM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MatchConfigurer.getPath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MatchConfigurer.setPathMatcher( PathMatcher path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MatchConfigurer.getUrlPath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